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600000048F13023A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4e08" officeooo:paragraph-rsid="00064e0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document</text:p>
      <text:p text:style-name="P1"/>
      <text:p text:style-name="P1">More to see here</text:p>
      <text:p text:style-name="P1"/>
      <text:p text:style-name="P1"><draw:frame draw:style-name="fr1" draw:name="Image1" text:anchor-type="paragraph" svg:width="7.28cm" svg:height="1.886cm" draw:z-index="0"><draw:image xlink:href="Pictures/100002010000011600000048F13023A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arton</meta:initial-creator>
    <meta:creation-date>2014-12-21T17:43:24.810089951</meta:creation-date>
    <dc:date>2014-12-21T17:44:08.635784764</dc:date>
    <dc:creator>David Barton</dc:creator>
    <meta:editing-duration>P0D</meta:editing-duration>
    <meta:editing-cycles>1</meta:editing-cycles>
    <meta:document-statistic meta:table-count="0" meta:image-count="1" meta:object-count="0" meta:page-count="1" meta:paragraph-count="2" meta:word-count="9" meta:character-count="39" meta:non-whitespace-character-count="32"/>
    <meta:generator>LibreOffice/4.2.7.2$Linux_X86_64 LibreOffice_project/420m0$Build-2</meta:generator>
  </office:meta>
</office:document-meta>
</file>